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paragraph-rsid="000c92b3"/>
    </style:style>
    <style:style style:name="P3" style:family="paragraph" style:parent-style-name="Text_20_body">
      <style:text-properties officeooo:rsid="000e25b9" officeooo:paragraph-rsid="000e25b9"/>
    </style:style>
    <style:style style:name="P4" style:family="paragraph" style:parent-style-name="Text_20_body">
      <style:text-properties officeooo:rsid="0011155a" officeooo:paragraph-rsid="0011155a"/>
    </style:style>
    <style:style style:name="P5" style:family="paragraph" style:parent-style-name="Text_20_body">
      <style:text-properties officeooo:paragraph-rsid="0011155a"/>
    </style:style>
    <style:style style:name="P6" style:family="paragraph" style:parent-style-name="Text_20_body">
      <style:text-properties officeooo:rsid="0014ff91" officeooo:paragraph-rsid="0014ff91"/>
    </style:style>
    <style:style style:name="P7" style:family="paragraph" style:parent-style-name="Text_20_body">
      <style:text-properties officeooo:rsid="0014ff91" officeooo:paragraph-rsid="00171d5f"/>
    </style:style>
    <style:style style:name="P8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officeooo:rsid="000be493"/>
    </style:style>
    <style:style style:name="T6" style:family="text">
      <style:text-properties officeooo:rsid="000c92b3"/>
    </style:style>
    <style:style style:name="T7" style:family="text">
      <style:text-properties fo:color="#ed1c24" officeooo:rsid="000c92b3"/>
    </style:style>
    <style:style style:name="T8" style:family="text">
      <style:text-properties officeooo:rsid="001018c5"/>
    </style:style>
    <style:style style:name="T9" style:family="text">
      <style:text-properties officeooo:rsid="0011155a"/>
    </style:style>
    <style:style style:name="T10" style:family="text">
      <style:text-properties officeooo:rsid="001274ee"/>
    </style:style>
    <style:style style:name="T11" style:family="text">
      <style:text-properties officeooo:rsid="00171d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5">Le but du jeu et de suivre la ligne avec l’ovale.</text:span></text:p>
      <text:h text:style-name="Heading_20_1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Text_20_body">- <text:span text:style-name="T7">Affichage </text:span><text:span text:style-name="T6">: On affiche un ovale et une ligne brisée</text:span></text:p>
      <text:p text:style-name="Text_20_body">- <text:span text:style-name="T6">gestion des clics de la souris (</text:span><text:span text:style-name="T7">Control</text:span><text:span text:style-name="T6">) : lorsqu’on clique sur la fenêtre l’ovale remonte de quelques pixels </text:span></text:p>
      <text:p text:style-name="P2">- <text:span text:style-name="T6">Thread (</text:span><text:span text:style-name="T7">Voler</text:span><text:span text:style-name="T6">): l’ovale tombe à une vitesse constante vers le bas de la fenêtre</text:span></text:p>
      <text:p text:style-name="P2"><text:span text:style-name="T6">- <text:s/></text:span><text:span text:style-name="T7">Parcours </text:span><text:span text:style-name="T2">: </text:span><text:span text:style-name="T3">On génère aléatoirement les nouveaux points de la ligne brisée</text:span></text:p>
      <text:p text:style-name="Text_20_body"/>
      <text:h text:style-name="Heading_20_1" text:outline-level="1"><text:span text:style-name="Strong_20_Emphasis"><text:span text:style-name="T4">Organisation du travail</text:span></text:span></text:h>
      <text:p text:style-name="P6">Analyse du problème ~ 10min</text:p>
      <text:p text:style-name="P6">Conception ~ 30min</text:p>
      <text:p text:style-name="P6">Implémentation ~ 2h</text:p>
      <text:p text:style-name="P6">Recherches dans documentations ~ 1h30h</text:p>
      <text:p text:style-name="P7">Documentation du code et commentaires <text:span text:style-name="T11">et production du rapport </text:span>~ 1h</text:p>
      <text:h text:style-name="Heading_20_1" text:outline-level="1"><text:span text:style-name="Strong_20_Emphasis"><text:span text:style-name="T4">Conception</text:span></text:span></text:h>
      <text:p text:style-name="P5">3 <text:span text:style-name="T9">packages : model, view et control</text:span></text:p>
      <text:p text:style-name="P4">model : contient les infos sur l’état du jeu, s’est à dire l’emplacement des différents éléments à afficher.</text:p>
      <text:p text:style-name="P4">view : affichage des éléments dans la fenêtre.</text:p>
      <text:p text:style-name="Text_20_body"><text:span text:style-name="T9">c</text:span>ontrol : <text:span text:style-name="T10">gestion des clics de la souris</text:span></text:p>
      <text:h text:style-name="Heading_20_1" text:outline-level="1"><text:span text:style-name="Strong_20_Emphasis"><text:span text:style-name="T4">Résultat</text:span></text:span></text:h>
      <text:h text:style-name="P8" text:outline-level="1"/>
      <text:h text:style-name="Heading_20_1" text:outline-level="1"><text:span text:style-name="Strong_20_Emphasis"><text:span text:style-name="T4">Documentation utilisateur</text:span></text:span></text:h>
      <text:p text:style-name="P3">Prérequis: Java</text:p>
      <text:p text:style-name="P3">Lancez le fichier flappy.jar, <text:span text:style-name="T8">cliquez sur la fenêtre pour faire remonter l’ovale</text:span> </text:p>
      <text:h text:style-name="Heading_20_1" text:outline-level="1"><text:soft-page-break/><text:span text:style-name="Strong_20_Emphasis"><text:span text:style-name="T4">Documentation développeur</text:span></text:span></text:h>
      <text:h text:style-name="P8" text:outline-level="1"/>
      <text:h text:style-name="Heading_20_1" text:outline-level="1"><text:span text:style-name="Strong_20_Emphasis"><text:span text:style-name="T4">Conclusion et perspectives</text:span></text:span></text:h>
      <text:h text:style-name="P8" text:outline-level="1"/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29T16:39:29.146544610</dc:date>
    <meta:editing-duration>PT2H2M2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15" meta:character-count="1292" meta:non-whitespace-character-count="1098"/>
  </office:meta>
</office:document-meta>
</file>